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8"/>
        <table:table-column table:style-name="co4" table:visibility="collapse" table:default-cell-style-name="ce3"/>
        <table:table-column table:style-name="co2" table:default-cell-style-name="ce10"/>
        <table:table-column table:style-name="co2" table:number-columns-repeated="2" table:default-cell-style-name="ce3"/>
        <table:table-column table:style-name="co2" table:visibility="collapse" table:default-cell-style-name="ce3"/>
        <table:table-column table:style-name="co4" table:visibility="collapse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visibility="collapse" table:default-cell-style-name="ce3"/>
        <table:table-column table:style-name="co2" table:default-cell-style-name="ce3"/>
        <table:table-column table:style-name="co2" table:number-columns-repeated="2" table:default-cell-style-name="ce12"/>
        <table:table-column table:style-name="co2" table:default-cell-style-name="ce3"/>
        <table:table-column table:style-name="co2" table:number-columns-repeated="2" table:default-cell-style-name="ce12"/>
        <table:table-column table:style-name="co5" table:number-columns-repeated="98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PI</text:p>
          </table:table-cell>
          <table:table-cell table:style-name="ce7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9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9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11" office:value-type="string" calcext:value-type="string">
            <text:p>F_B7</text:p>
          </table:table-cell>
          <table:table-cell table:style-name="ce11" office:value-type="string" calcext:value-type="string">
            <text:p>eF_B7</text:p>
          </table:table-cell>
          <table:table-cell table:style-name="ce11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9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11" office:value-type="string" calcext:value-type="string">
            <text:p>F_B6</text:p>
          </table:table-cell>
          <table:table-cell table:style-name="ce11" office:value-type="string" calcext:value-type="string">
            <text:p>eF_B6</text:p>
          </table:table-cell>
          <table:table-cell table:style-name="ce11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9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1" office:value-type="string" calcext:value-type="string">
            <text:p>F_B3</text:p>
          </table:table-cell>
          <table:table-cell table:style-name="ce11" office:value-type="string" calcext:value-type="string">
            <text:p>eF_B3</text:p>
          </table:table-cell>
          <table:table-cell table:style-name="ce11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11" office:value-type="string" calcext:value-type="string">
            <text:p>A67</text:p>
          </table:table-cell>
          <table:table-cell table:style-name="ce11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11" office:value-type="string" calcext:value-type="string">
            <text:p>A36</text:p>
          </table:table-cell>
          <table:table-cell table:style-name="ce11" office:value-type="string" calcext:value-type="string">
            <text:p>LIM_A36</text:p>
          </table:table-cell>
          <table:table-cell table:style-name="ce13" table:number-columns-repeated="9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table:number-columns-repeated="9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table:number-columns-repeated="9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table:number-columns-repeated="9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table:number-columns-repeated="9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table:number-columns-repeated="9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table:number-columns-repeated="9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table:number-columns-repeated="9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table:number-columns-repeated="9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table:number-columns-repeated="98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table:number-columns-repeated="9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table:number-columns-repeated="98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table:number-columns-repeated="98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table:number-columns-repeated="98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6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4.554177179624" calcext:value-type="float">
            <text:p>15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303244213593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6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6.249233116488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6567480147614" calcext:value-type="float">
            <text:p>2.1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6" office:value-type="string" calcext:value-type="string">
            <text:p>J15430131</text:p>
          </table:table-cell>
          <table:table-cell office:value-type="float" office:value="6.4738" calcext:value-type="float">
            <text:p>6.47</text:p>
          </table:table-cell>
          <table:table-cell office:value-type="float" office:value="0.8756" calcext:value-type="float">
            <text:p>0.88</text:p>
          </table:table-cell>
          <table:table-cell/>
          <table:table-cell office:value-type="float" office:value="152.933683911053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6" office:value-type="string" calcext:value-type="string">
            <text:p>J15430227</text:p>
          </table:table-cell>
          <table:table-cell office:value-type="float" office:value="5.8535" calcext:value-type="float">
            <text:p>5.85</text:p>
          </table:table-cell>
          <table:table-cell office:value-type="float" office:value="0.7975" calcext:value-type="float">
            <text:p>0.80</text:p>
          </table:table-cell>
          <table:table-cell/>
          <table:table-cell office:value-type="float" office:value="169.033868162845" calcext:value-type="float">
            <text:p>16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6" office:value-type="string" calcext:value-type="string">
            <text:p>J15445789</text:p>
          </table:table-cell>
          <table:table-cell office:value-type="float" office:value="6.54" calcext:value-type="float">
            <text:p>6.54</text:p>
          </table:table-cell>
          <table:table-cell office:value-type="float" office:value="0.13738" calcext:value-type="float">
            <text:p>0.14</text:p>
          </table:table-cell>
          <table:table-cell/>
          <table:table-cell office:value-type="float" office:value="152.150892743006" calcext:value-type="float">
            <text:p>15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6" office:value-type="string" calcext:value-type="string">
            <text:p>J15450634</text:p>
          </table:table-cell>
          <table:table-cell office:value-type="float" office:value="6.497" calcext:value-type="float">
            <text:p>6.50</text:p>
          </table:table-cell>
          <table:table-cell office:value-type="float" office:value="0.4416" calcext:value-type="float">
            <text:p>0.44</text:p>
          </table:table-cell>
          <table:table-cell/>
          <table:table-cell office:value-type="float" office:value="153.346427373267" calcext:value-type="float">
            <text:p>15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6214870758505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6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153.947589673115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138194156855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286-3417305</text:p>
          </table:table-cell>
          <table:table-cell table:style-name="ce6" office:value-type="string" calcext:value-type="string">
            <text:p>Sz_68</text:p>
          </table:table-cell>
          <table:table-cell office:value-type="float" office:value="6.485" calcext:value-type="float">
            <text:p>6.4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53.149450126954" calcext:value-type="float">
            <text:p>15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053365194379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6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3.853534762458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7793554188096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6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55.05338945783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352410954846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6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359973001664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0113389278756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6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952442695621" calcext:value-type="float">
            <text:p>156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1124998497278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80523-3515526</text:p>
          </table:table-cell>
          <table:table-cell table:style-name="ce6" office:value-type="string" calcext:value-type="string">
            <text:p>HN_Lup</text:p>
          </table:table-cell>
          <table:table-cell office:value-type="float" office:value="6.6057" calcext:value-type="float">
            <text:p>6.61</text:p>
          </table:table-cell>
          <table:table-cell office:value-type="float" office:value="0.1187" calcext:value-type="float">
            <text:p>0.12</text:p>
          </table:table-cell>
          <table:table-cell/>
          <table:table-cell office:value-type="float" office:value="150.551682459892" calcext:value-type="float">
            <text:p>15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739438778294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6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1.155988116271" calcext:value-type="float">
            <text:p>15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816395038294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3074-3549514</text:p>
          </table:table-cell>
          <table:table-cell table:style-name="ce6" office:value-type="string" calcext:value-type="string">
            <text:p>Sz_76</text:p>
          </table:table-cell>
          <table:table-cell office:value-type="float" office:value="6.2681" calcext:value-type="float">
            <text:p>6.27</text:p>
          </table:table-cell>
          <table:table-cell office:value-type="float" office:value="0.0508" calcext:value-type="float">
            <text:p>0.05</text:p>
          </table:table-cell>
          <table:table-cell/>
          <table:table-cell office:value-type="float" office:value="158.5498684780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14695-3556440</text:p>
          </table:table-cell>
          <table:table-cell table:style-name="ce6" office:value-type="string" calcext:value-type="string">
            <text:p>Sz_77</text:p>
          </table:table-cell>
          <table:table-cell office:value-type="float" office:value="6.459" calcext:value-type="float">
            <text:p>6.46</text:p>
          </table:table-cell>
          <table:table-cell office:value-type="float" office:value="0.0519" calcext:value-type="float">
            <text:p>0.05</text:p>
          </table:table-cell>
          <table:table-cell/>
          <table:table-cell office:value-type="float" office:value="153.848384657694" calcext:value-type="float">
            <text:p>15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81_A</text:p>
          </table:table-cell>
          <table:table-cell office:value-type="float" office:value="6.2554" calcext:value-type="float">
            <text:p>6.26</text:p>
          </table:table-cell>
          <table:table-cell office:value-type="float" office:value="0.0612" calcext:value-type="float">
            <text:p>0.06</text:p>
          </table:table-cell>
          <table:table-cell/>
          <table:table-cell office:value-type="float" office:value="158.749342145313" calcext:value-type="float">
            <text:p>158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320604032418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6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office:value-type="float" office:value="0.0367" calcext:value-type="float">
            <text:p>0.04</text:p>
          </table:table-cell>
          <table:table-cell/>
          <table:table-cell office:value-type="float" office:value="157.050413401601" calcext:value-type="float">
            <text:p>157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6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7.856209223641" calcext:value-type="float">
            <text:p>157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7588763089148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6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8.957065224032" calcext:value-type="float">
            <text:p>15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624258805211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6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52.257586969045" calcext:value-type="float">
            <text:p>15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485924825722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6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0.651915517067" calcext:value-type="float">
            <text:p>160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7955569885796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6" office:value-type="string" calcext:value-type="string">
            <text:p>J15592523</text:p>
          </table:table-cell>
          <table:table-cell office:value-type="float" office:value="6.79" calcext:value-type="float">
            <text:p>6.79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46.652506167983" calcext:value-type="float">
            <text:p>14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0.136905435171542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6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7.847192532647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022923804562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6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0.147823308469" calcext:value-type="float">
            <text:p>160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5752803009151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6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3.555651036627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145956744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6" office:value-type="string" calcext:value-type="string">
            <text:p>J16002612</text:p>
          </table:table-cell>
          <table:table-cell office:value-type="float" office:value="6.085" calcext:value-type="float">
            <text:p>6.09</text:p>
          </table:table-cell>
          <table:table-cell office:value-type="float" office:value="0.095" calcext:value-type="float">
            <text:p>0.10</text:p>
          </table:table-cell>
          <table:table-cell/>
          <table:table-cell office:value-type="float" office:value="163.554397263909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5829002176259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6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3425973201336" calcext:value-type="float">
            <text:p>2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6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284272128719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6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.452690478968" calcext:value-type="float">
            <text:p>159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153245978565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6" office:value-type="string" calcext:value-type="string">
            <text:p>J16011549</text:p>
          </table:table-cell>
          <table:table-cell office:value-type="float" office:value="5.8283" calcext:value-type="float">
            <text:p>5.83</text:p>
          </table:table-cell>
          <table:table-cell office:value-type="float" office:value="0.5678" calcext:value-type="float">
            <text:p>0.57</text:p>
          </table:table-cell>
          <table:table-cell/>
          <table:table-cell office:value-type="float" office:value="170.541544040947" calcext:value-type="float">
            <text:p>170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1850527625289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0548-4018254</text:p>
          </table:table-cell>
          <table:table-cell table:style-name="ce6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/>
          <table:table-cell office:value-type="float" office:value="156.952333241877" calcext:value-type="float">
            <text:p>15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6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153.948073137669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8171588381791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A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020504797894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B</text:p>
          </table:table-cell>
          <table:table-cell office:value-type="float" office:value="6.29" calcext:value-type="float">
            <text:p>6.2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8.557583720358" calcext:value-type="float">
            <text:p>158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6" office:value-type="string" calcext:value-type="string">
            <text:p>J16070384</text:p>
          </table:table-cell>
          <table:table-cell office:value-type="float" office:value="6.3045" calcext:value-type="float">
            <text:p>6.30</text:p>
          </table:table-cell>
          <table:table-cell office:value-type="float" office:value="0.3439" calcext:value-type="float">
            <text:p>0.34</text:p>
          </table:table-cell>
          <table:table-cell/>
          <table:table-cell office:value-type="float" office:value="157.746429064582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9640936628997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6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75.14692580288" calcext:value-type="float">
            <text:p>17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4451138229895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6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.651882515967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005215855651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6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8.050477929592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61905002350276" calcext:value-type="float">
            <text:p>3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6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73.753225053408" calcext:value-type="float">
            <text:p>17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20979322003723" calcext:value-type="float">
            <text:p>4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6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7.452970110294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37100494432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6" office:value-type="string" calcext:value-type="string">
            <text:p>J16075475</text:p>
          </table:table-cell>
          <table:table-cell office:value-type="float" office:value="6.3612" calcext:value-type="float">
            <text:p>6.36</text:p>
          </table:table-cell>
          <table:table-cell office:value-type="float" office:value="0.5603" calcext:value-type="float">
            <text:p>0.56</text:p>
          </table:table-cell>
          <table:table-cell/>
          <table:table-cell office:value-type="float" office:value="155.439119150363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05060378860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6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9.658268691623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193082451517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6" office:value-type="string" calcext:value-type="string">
            <text:p>J16080175</text:p>
          </table:table-cell>
          <table:table-cell office:value-type="float" office:value="6.5219" calcext:value-type="float">
            <text:p>6.52</text:p>
          </table:table-cell>
          <table:table-cell office:value-type="float" office:value="0.4772" calcext:value-type="float">
            <text:p>0.48</text:p>
          </table:table-cell>
          <table:table-cell/>
          <table:table-cell office:value-type="float" office:value="152.443742476585" calcext:value-type="float">
            <text:p>15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6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223726289190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6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/>
          <table:table-cell office:value-type="float" office:value="145.53693476292" calcext:value-type="float">
            <text:p>14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05569566639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6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7.157033608465" calcext:value-type="float">
            <text:p>15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4540381716081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6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452426195071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0468808174987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404-3905494</text:p>
          </table:table-cell>
          <table:table-cell table:style-name="ce6" office:value-type="string" calcext:value-type="string">
            <text:p>Sz_99</text:p>
          </table:table-cell>
          <table:table-cell office:value-type="float" office:value="6.2881" calcext:value-type="float">
            <text:p>6.29</text:p>
          </table:table-cell>
          <table:table-cell office:value-type="float" office:value="0.0882" calcext:value-type="float">
            <text:p>0.09</text:p>
          </table:table-cell>
          <table:table-cell/>
          <table:table-cell office:value-type="float" office:value="158.354710522674" calcext:value-type="float">
            <text:p>15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6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36.350705021218" calcext:value-type="float">
            <text:p>136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2133675312013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28.1-391310</text:p>
          </table:table-cell>
          <table:table-cell office:value-type="float" office:value="5.706" calcext:value-type="float">
            <text:p>5.7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74.955709677557" calcext:value-type="float">
            <text:p>17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972-3903110</text:p>
          </table:table-cell>
          <table:table-cell table:style-name="ce6" office:value-type="string" calcext:value-type="string">
            <text:p>Sz_102</text:p>
          </table:table-cell>
          <table:table-cell office:value-type="float" office:value="6.2987" calcext:value-type="float">
            <text:p>6.30</text:p>
          </table:table-cell>
          <table:table-cell office:value-type="float" office:value="0.3082" calcext:value-type="float">
            <text:p>0.31</text:p>
          </table:table-cell>
          <table:table-cell/>
          <table:table-cell office:value-type="float" office:value="158.45107733914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760768686013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6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8.854890828793" calcext:value-type="float">
            <text:p>158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6237388316859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6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5.661038743775" calcext:value-type="float">
            <text:p>15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23920953428492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6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64.550874592116" calcext:value-type="float">
            <text:p>16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9619779072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31.1-385600</text:p>
          </table:table-cell>
          <table:table-cell office:value-type="float" office:value="6.4458" calcext:value-type="float">
            <text:p>6.45</text:p>
          </table:table-cell>
          <table:table-cell office:value-type="float" office:value="0.5424" calcext:value-type="float">
            <text:p>0.54</text:p>
          </table:table-cell>
          <table:table-cell/>
          <table:table-cell office:value-type="float" office:value="155.14656098169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427-3906181</text:p>
          </table:table-cell>
          <table:table-cell table:style-name="ce6" office:value-type="string" calcext:value-type="string">
            <text:p>V856_Sco</text:p>
          </table:table-cell>
          <table:table-cell office:value-type="float" office:value="6.207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60.049830000247" calcext:value-type="float">
            <text:p>16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4133172875449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617-3923024</text:p>
          </table:table-cell>
          <table:table-cell table:style-name="ce6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/>
          <table:table-cell office:value-type="float" office:value="152.853102944608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6842045299785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976-3906253</text:p>
          </table:table-cell>
          <table:table-cell table:style-name="ce6" office:value-type="string" calcext:value-type="string">
            <text:p>Sz_106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61.058857283943" calcext:value-type="float">
            <text:p>16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0968020264773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68.355419334054" calcext:value-type="float">
            <text:p>16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883255524886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6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58.248814772221" calcext:value-type="float">
            <text:p>158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4862015909743" calcext:value-type="float">
            <text:p>3.0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43-3905304</text:p>
          </table:table-cell>
          <table:table-cell table:style-name="ce6" office:value-type="string" calcext:value-type="string">
            <text:p>V1192_Sco</text:p>
          </table:table-cell>
          <table:table-cell office:value-type="float" office:value="6.63" calcext:value-type="float">
            <text:p>6.63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49.439604944995" calcext:value-type="float">
            <text:p>149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6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8.7544531514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6542763395246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6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67.15523404028" calcext:value-type="float">
            <text:p>16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99195275423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6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155.536287876854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4594131840808" calcext:value-type="float">
            <text:p>2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6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57.453254749668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8365255561908" calcext:value-type="float">
            <text:p>2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6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66.648807071774" calcext:value-type="float">
            <text:p>16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56322124647582" calcext:value-type="float">
            <text:p>3.5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6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9.249332119789" calcext:value-type="float">
            <text:p>15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18460632261634" calcext:value-type="float">
            <text:p>3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6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2.150290322304" calcext:value-type="float">
            <text:p>16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950518422615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6" office:value-type="string" calcext:value-type="string">
            <text:p>J16085828</text:p>
          </table:table-cell>
          <table:table-cell office:value-type="float" office:value="6.3449" calcext:value-type="float">
            <text:p>6.34</text:p>
          </table:table-cell>
          <table:table-cell office:value-type="float" office:value="0.3494" calcext:value-type="float">
            <text:p>0.35</text:p>
          </table:table-cell>
          <table:table-cell/>
          <table:table-cell office:value-type="float" office:value="156.746282486156" calcext:value-type="float">
            <text:p>15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6" office:value-type="string" calcext:value-type="string">
            <text:p>J16085834</text:p>
          </table:table-cell>
          <table:table-cell office:value-type="float" office:value="6.3441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57.751418531504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6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3.454155149948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883835790975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6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1.451941917947" calcext:value-type="float">
            <text:p>161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3975579792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621-3908518</text:p>
          </table:table-cell>
          <table:table-cell table:style-name="ce6" office:value-type="string" calcext:value-type="string">
            <text:p>Sz_115</text:p>
          </table:table-cell>
          <table:table-cell office:value-type="float" office:value="6.33" calcext:value-type="float">
            <text:p>6.33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7.354677521574" calcext:value-type="float">
            <text:p>157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6" office:value-type="string" calcext:value-type="string">
            <text:p>J16091644</text:p>
          </table:table-cell>
          <table:table-cell office:value-type="float" office:value="6.3633" calcext:value-type="float">
            <text:p>6.36</text:p>
          </table:table-cell>
          <table:table-cell office:value-type="float" office:value="0.4537" calcext:value-type="float">
            <text:p>0.45</text:p>
          </table:table-cell>
          <table:table-cell/>
          <table:table-cell office:value-type="float" office:value="156.244518106782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6" office:value-type="string" calcext:value-type="string">
            <text:p>J16092032</text:p>
          </table:table-cell>
          <table:table-cell office:value-type="float" office:value="6.4121" calcext:value-type="float">
            <text:p>6.41</text:p>
          </table:table-cell>
          <table:table-cell office:value-type="float" office:value="0.5164" calcext:value-type="float">
            <text:p>0.52</text:p>
          </table:table-cell>
          <table:table-cell/>
          <table:table-cell office:value-type="float" office:value="155.94614619154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6" office:value-type="string" calcext:value-type="string">
            <text:p>J16092317</text:p>
          </table:table-cell>
          <table:table-cell office:value-type="float" office:value="6.4435" calcext:value-type="float">
            <text:p>6.44</text:p>
          </table:table-cell>
          <table:table-cell office:value-type="float" office:value="0.5461" calcext:value-type="float">
            <text:p>0.55</text:p>
          </table:table-cell>
          <table:table-cell/>
          <table:table-cell office:value-type="float" office:value="154.944327417223" calcext:value-type="float">
            <text:p>154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6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8.7569852179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549232721301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934.2-391513</text:p>
          </table:table-cell>
          <table:table-cell office:value-type="float" office:value="7.0321" calcext:value-type="float">
            <text:p>7.03</text:p>
          </table:table-cell>
          <table:table-cell office:value-type="float" office:value="0.8816" calcext:value-type="float">
            <text:p>0.88</text:p>
          </table:table-cell>
          <table:table-cell/>
          <table:table-cell office:value-type="float" office:value="141.937744982848" calcext:value-type="float">
            <text:p>14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6" office:value-type="string" calcext:value-type="string">
            <text:p>J16093928</text:p>
          </table:table-cell>
          <table:table-cell office:value-type="float" office:value="6.5568" calcext:value-type="float">
            <text:p>6.56</text:p>
          </table:table-cell>
          <table:table-cell office:value-type="float" office:value="0.6371" calcext:value-type="float">
            <text:p>0.64</text:p>
          </table:table-cell>
          <table:table-cell/>
          <table:table-cell office:value-type="float" office:value="151.941976198996" calcext:value-type="float">
            <text:p>15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6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3203081010926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6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2.747048587495" calcext:value-type="float">
            <text:p>16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643327736168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6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6.556870570803" calcext:value-type="float">
            <text:p>15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350087065854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6" office:value-type="string" calcext:value-type="string">
            <text:p>J16100133</text:p>
          </table:table-cell>
          <table:table-cell office:value-type="float" office:value="5.19" calcext:value-type="float">
            <text:p>5.1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191.853026483223" calcext:value-type="float">
            <text:p>19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6" office:value-type="string" calcext:value-type="string">
            <text:p>J16101307</text:p>
          </table:table-cell>
          <table:table-cell office:value-type="float" office:value="6.9" calcext:value-type="float">
            <text:p>6.9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44.148614015705" calcext:value-type="float">
            <text:p>14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6" office:value-type="string" calcext:value-type="string">
            <text:p>J16101857</text:p>
          </table:table-cell>
          <table:table-cell office:value-type="float" office:value="6.3" calcext:value-type="float">
            <text:p>6.3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8.053976944008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6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57.954447759631" calcext:value-type="float">
            <text:p>158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5.19409165866568" calcext:value-type="float">
            <text:p>5.19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6" office:value-type="string" calcext:value-type="string">
            <text:p>J16102741</text:p>
          </table:table-cell>
          <table:table-cell office:value-type="float" office:value="6.9614" calcext:value-type="float">
            <text:p>6.96</text:p>
          </table:table-cell>
          <table:table-cell office:value-type="float" office:value="0.7679" calcext:value-type="float">
            <text:p>0.77</text:p>
          </table:table-cell>
          <table:table-cell/>
          <table:table-cell office:value-type="float" office:value="142.737769138481" calcext:value-type="float">
            <text:p>14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6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2895642094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B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2.052899438602" calcext:value-type="float">
            <text:p>162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A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1.951171943662" calcext:value-type="float">
            <text:p>162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5088637834782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6" office:value-type="string" calcext:value-type="string">
            <text:p>J16115979</text:p>
          </table:table-cell>
          <table:table-cell office:value-type="float" office:value="6.08" calcext:value-type="float">
            <text:p>6.08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63.450071982093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6" office:value-type="string" calcext:value-type="string">
            <text:p>J16120445</text:p>
          </table:table-cell>
          <table:table-cell office:value-type="float" office:value="6.2556" calcext:value-type="float">
            <text:p>6.26</text:p>
          </table:table-cell>
          <table:table-cell office:value-type="float" office:value="0.6294" calcext:value-type="float">
            <text:p>0.63</text:p>
          </table:table-cell>
          <table:table-cell/>
          <table:table-cell office:value-type="float" office:value="158.338878212947" calcext:value-type="float">
            <text:p>15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6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.258041198397" calcext:value-type="float">
            <text:p>15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757872985462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6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9.557735962277" calcext:value-type="float">
            <text:p>159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2141610970294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20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number:number-style style:name="N122P0" style:volatile="true"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06T11:25:32.269086023</dc:date>
    <dc:creator>Sean Andrews</dc:creator>
    <meta:editing-duration>P3DT43S</meta:editing-duration>
    <meta:editing-cycles>85</meta:editing-cycles>
    <meta:document-statistic meta:table-count="1" meta:cell-count="13080" meta:object-count="0"/>
  </office:meta>
</office:document-meta>
</file>